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cm" svg:height="1.8cm" svg:x="11cm" svg:y="1.8cm">
          <text:p text:style-name="P1">Seed chang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4cm" svg:height="1.4cm" svg:x="2.5cm" svg:y="6cm">
          <text:p text:style-name="P1">Update viable cfg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2.7cm" svg:x2="7.9cm" svg:y2="6.7cm" draw:start-shape="id1" draw:end-shape="id2" svg:d="M11000 2700h-1550v4000h-1550" svg:viewBox="0 0 3101 4001">
          <text:p text:style-name="P1"/>
        </draw:connector>
        <draw:custom-shape draw:style-name="gr1" draw:text-style-name="P1" xml:id="id3" draw:id="id3" draw:layer="layout" svg:width="5.7cm" svg:height="1.4cm" svg:x="2.4cm" svg:y="10cm">
          <text:p text:style-name="P1">Update active cf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2cm" svg:y1="7.4cm" svg:x2="5.25cm" svg:y2="10cm" draw:start-shape="id2" draw:end-shape="id3" svg:d="M5200 7400v1300h50v1300" svg:viewBox="0 0 51 2601">
          <text:p text:style-name="P1">If !contains active cfg</text:p>
          <text:p text:style-name="P1"/>
        </draw:connector>
        <draw:custom-shape draw:style-name="gr1" draw:text-style-name="P1" xml:id="id4" draw:id="id4" draw:layer="layout" svg:width="6.4cm" svg:height="1.5cm" svg:x="13.4cm" svg:y="14.2cm">
          <text:p text:style-name="P1">New workspa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1cm" svg:y1="10.7cm" svg:x2="13.4cm" svg:y2="14.95cm" draw:start-shape="id3" draw:end-shape="id4" svg:d="M8100 10700h2650v4250h2650" svg:viewBox="0 0 5301 4251">
          <text:p/>
        </draw:connector>
        <draw:connector draw:style-name="gr2" draw:text-style-name="P1" draw:layer="layout" svg:x1="12.95cm" svg:y1="3.6cm" svg:x2="16.6cm" svg:y2="14.2cm" draw:start-shape="id1" draw:end-shape="id4" svg:d="M12950 3600v5300h3650v5300" svg:viewBox="0 0 3651 10601">
          <text:p text:style-name="P1">Todo: integrate new seed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02:11:39.195000000</meta:creation-date>
    <dc:date>2014-11-13T02:21:56.254000000</dc:date>
    <meta:editing-duration>P0D</meta:editing-duration>
    <meta:editing-cycles>1</meta:editing-cycles>
    <meta:document-statistic meta:object-count="8"/>
    <meta:generator>LibreOffice/4.2.7.2$Windows_x86 LibreOffice_project/933c0aa564ec4f8883ed5732c866db48dca4dac5</meta:generator>
  </office:meta>
</office:document-meta>
</file>